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amMemb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amMember.setCountry(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amMember.setMemberId( String memb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amMember.TeamMe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amMemb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amMember.getMemb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amMemb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amMember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amMember.setPosition( String prof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amMember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amMember.getLas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